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use-window-font-color="true" style:font-name="Tahoma" fo:font-size="18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2" style:family="paragraph" style:parent-style-name="Standard">
      <style:text-properties fo:text-transform="uppercase" style:use-window-font-color="true" style:font-name="Tahoma" fo:font-size="18pt" fo:language="ru" fo:country="RU" fo:font-weight="bold" officeooo:rsid="0068a314" officeooo:paragraph-rsid="0068a314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3" style:family="paragraph" style:parent-style-name="Standard">
      <style:text-properties style:font-name="Tahoma" fo:font-size="18pt" fo:language="ru" fo:country="RU" style:font-size-asian="18pt" style:font-size-complex="18pt"/>
    </style:style>
    <style:style style:name="P4" style:family="paragraph" style:parent-style-name="Standard">
      <style:text-properties style:font-name="Tahoma" fo:font-size="18pt" fo:language="ru" fo:country="RU" style:font-size-asian="18pt" style:font-name-complex="Tahoma" style:font-size-complex="18pt"/>
    </style:style>
    <style:style style:name="P5" style:family="paragraph" style:parent-style-name="Standard">
      <style:text-properties style:font-name="Tahoma" fo:font-size="18pt" fo:language="ru" fo:country="RU" officeooo:paragraph-rsid="0009fed0" style:font-size-asian="18pt" style:font-name-complex="Tahoma" style:font-size-complex="18pt"/>
    </style:style>
    <style:style style:name="P6" style:family="paragraph" style:parent-style-name="Standard">
      <style:text-properties style:font-name="Tahoma" fo:font-size="18pt" fo:language="ru" fo:country="RU" style:font-name-asian="Wingdings" style:font-size-asian="18pt" style:font-name-complex="Tahoma" style:font-size-complex="18pt"/>
    </style:style>
    <style:style style:name="P7" style:family="paragraph" style:parent-style-name="Standard">
      <style:text-properties style:font-name="Tahoma" fo:font-size="18pt" fo:language="ru" fo:country="RU" officeooo:rsid="0025c71b" officeooo:paragraph-rsid="0025c71b" style:font-name-asian="Wingdings" style:font-size-asian="18pt" style:font-name-complex="Tahoma" style:font-size-complex="18pt"/>
    </style:style>
    <style:style style:name="P8" style:family="paragraph" style:parent-style-name="Standard">
      <style:text-properties style:font-name="Tahoma" fo:font-size="18pt" fo:language="ru" fo:country="RU" officeooo:rsid="004f2199" officeooo:paragraph-rsid="004f2199" style:font-name-asian="Wingdings" style:font-size-asian="18pt" style:font-name-complex="Tahoma" style:font-size-complex="18pt"/>
    </style:style>
    <style:style style:name="P9" style:family="paragraph" style:parent-style-name="Standard">
      <style:text-properties style:font-name="Tahoma" fo:font-size="18pt" fo:language="ru" fo:country="RU" officeooo:rsid="0068a314" officeooo:paragraph-rsid="0068a314" style:font-name-asian="Wingdings" style:font-size-asian="18pt" style:font-name-complex="Tahoma" style:font-size-complex="18pt"/>
    </style:style>
    <style:style style:name="P10" style:family="paragraph" style:parent-style-name="Standard">
      <style:text-properties style:font-name="Tahoma" fo:font-size="18pt" fo:language="ru" fo:country="RU" fo:font-weight="bold" officeooo:rsid="004f2199" officeooo:paragraph-rsid="004f2199" style:font-name-asian="Wingdings" style:font-size-asian="18pt" style:font-weight-asian="bold" style:font-name-complex="Tahoma" style:font-size-complex="18pt" style:font-weight-complex="bold"/>
    </style:style>
    <style:style style:name="P11" style:family="paragraph" style:parent-style-name="Standard">
      <style:text-properties style:font-name="Tahoma" fo:font-size="18pt" style:font-size-asian="18pt" style:font-size-complex="18pt"/>
    </style:style>
    <style:style style:name="P12" style:family="paragraph" style:parent-style-name="Standard">
      <style:text-properties style:font-name="Tahoma" fo:font-size="18pt" officeooo:paragraph-rsid="001c2e10" style:font-size-asian="18pt" style:font-size-complex="18pt"/>
    </style:style>
    <style:style style:name="P13" style:family="paragraph" style:parent-style-name="Standard">
      <style:text-properties style:font-name="Tahoma" fo:font-size="18pt" style:font-name-asian="Wingdings" style:font-size-asian="18pt" style:font-size-complex="18pt"/>
    </style:style>
    <style:style style:name="P14" style:family="paragraph" style:parent-style-name="Standard">
      <style:text-properties style:font-name="Tahoma" fo:font-size="18pt" fo:language="en" fo:country="US" officeooo:rsid="0050e5ee" officeooo:paragraph-rsid="0050e5ee" style:font-name-asian="Wingdings" style:font-size-asian="18pt" style:font-name-complex="Tahoma" style:font-size-complex="18pt"/>
    </style:style>
    <style:style style:name="P15" style:family="paragraph" style:parent-style-name="Standard">
      <style:text-properties style:font-name="Tahoma" fo:font-size="18pt" fo:language="en" fo:country="US" officeooo:rsid="0068a314" officeooo:paragraph-rsid="0068a314" style:font-name-asian="Wingdings" style:font-size-asian="18pt" style:font-name-complex="Tahoma" style:font-size-complex="18pt"/>
    </style:style>
    <style:style style:name="P16" style:family="paragraph" style:parent-style-name="Standard" style:master-page-name="">
      <style:paragraph-properties style:page-number="auto"/>
      <style:text-properties style:font-name="Tahoma" fo:font-size="18pt" fo:language="ru" fo:country="RU" officeooo:rsid="001fce0e" officeooo:paragraph-rsid="001fce0e" style:font-name-asian="Wingdings" style:font-size-asian="18pt" style:font-name-complex="Tahoma" style:font-size-complex="18pt"/>
    </style:style>
    <style:style style:name="P17" style:family="paragraph" style:parent-style-name="Heading_20_1" style:master-page-name="">
      <loext:graphic-properties draw:fill="none"/>
      <style:paragraph-properties fo:margin-left="-0.9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officeooo:paragraph-rsid="0009fed0" style:font-size-asian="18pt" style:font-size-complex="18pt"/>
    </style:style>
    <style:style style:name="P1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style:font-size-asian="18pt" style:font-size-complex="18pt"/>
    </style:style>
    <style:style style:name="P1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fo:keep-with-next="always" style:writing-mode="lr-tb"/>
      <style:text-properties style:font-name="Tahoma" fo:font-size="18pt" fo:language="ru" fo:country="RU" style:font-name-asian="Wingdings" style:font-size-asian="18pt" style:font-size-complex="18pt"/>
    </style:style>
    <style:style style:name="P2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style:page-number="auto" fo:background-color="transparent" style:writing-mode="lr-tb"/>
      <style:text-properties style:font-name="Tahoma" fo:font-size="18pt" fo:language="ru" fo:country="RU" style:font-name-asian="Wingdings" style:font-size-asian="18pt" style:font-size-complex="18pt"/>
    </style:style>
    <style:style style:name="P21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07%" fo:orphans="2" fo:widows="2" fo:text-indent="0cm" style:auto-text-indent="false" fo:background-color="transparent" fo:keep-with-next="always" style:writing-mode="lr-tb"/>
      <style:text-properties style:font-name="Tahoma" fo:font-size="18pt" fo:language="ru" fo:country="RU" officeooo:paragraph-rsid="001c2e10" style:font-name-asian="Wingdings" style:font-size-asian="18pt" style:font-size-complex="18pt"/>
    </style:style>
    <style:style style:name="P22" style:family="paragraph" style:parent-style-name="Heading" style:master-page-name="Standard">
      <style:paragraph-properties style:page-number="auto"/>
      <style:text-properties style:font-name="Tahoma" fo:font-size="18pt" fo:language="ru" fo:country="RU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07%" fo:orphans="2" fo:widows="2" fo:text-indent="0cm" style:auto-text-indent="false" fo:background-color="transparent" style:writing-mode="lr-tb"/>
      <style:text-properties officeooo:rsid="006b103e" officeooo:paragraph-rsid="006b103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officeooo:rsid="0009fed0"/>
    </style:style>
    <style:style style:name="T15" style:family="text">
      <style:text-properties officeooo:rsid="000a9ec0"/>
    </style:style>
    <style:style style:name="T16" style:family="text">
      <style:text-properties officeooo:rsid="000c92ee"/>
    </style:style>
    <style:style style:name="T17" style:family="text">
      <style:text-properties officeooo:rsid="000c99b5"/>
    </style:style>
    <style:style style:name="T18" style:family="text">
      <style:text-properties officeooo:rsid="000e36f6"/>
    </style:style>
    <style:style style:name="T19" style:family="text">
      <style:text-properties officeooo:rsid="001addc6"/>
    </style:style>
    <style:style style:name="T20" style:family="text">
      <style:text-properties officeooo:rsid="002012c8"/>
    </style:style>
    <style:style style:name="T21" style:family="text">
      <style:text-properties officeooo:rsid="00222cf5"/>
    </style:style>
    <style:style style:name="T22" style:family="text">
      <style:text-properties officeooo:rsid="00232590"/>
    </style:style>
    <style:style style:name="T23" style:family="text">
      <style:text-properties officeooo:rsid="002743d2"/>
    </style:style>
    <style:style style:name="T24" style:family="text">
      <style:text-properties officeooo:rsid="0028a74c"/>
    </style:style>
    <style:style style:name="T25" style:family="text">
      <style:text-properties officeooo:rsid="002edae3"/>
    </style:style>
    <style:style style:name="T26" style:family="text">
      <style:text-properties officeooo:rsid="003096fa"/>
    </style:style>
    <style:style style:name="T27" style:family="text">
      <style:text-properties officeooo:rsid="0033d94e"/>
    </style:style>
    <style:style style:name="T28" style:family="text">
      <style:text-properties officeooo:rsid="003489c7"/>
    </style:style>
    <style:style style:name="T29" style:family="text">
      <style:text-properties officeooo:rsid="0036f43f"/>
    </style:style>
    <style:style style:name="T30" style:family="text">
      <style:text-properties officeooo:rsid="0038c261"/>
    </style:style>
    <style:style style:name="T31" style:family="text">
      <style:text-properties officeooo:rsid="004dd6fc"/>
    </style:style>
    <style:style style:name="T32" style:family="text">
      <style:text-properties officeooo:rsid="004ef2dc"/>
    </style:style>
    <style:style style:name="T33" style:family="text">
      <style:text-properties officeooo:rsid="0050e5ee"/>
    </style:style>
    <style:style style:name="T34" style:family="text">
      <style:text-properties officeooo:rsid="0053373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9fed0" style:font-weight-asian="bold" style:font-weight-complex="bold"/>
    </style:style>
    <style:style style:name="T37" style:family="text">
      <style:text-properties fo:font-weight="bold" officeooo:rsid="000a8d0d" style:font-weight-asian="bold" style:font-weight-complex="bold"/>
    </style:style>
    <style:style style:name="T38" style:family="text">
      <style:text-properties fo:font-weight="bold" officeooo:rsid="000a9ec0" style:font-weight-asian="bold" style:font-weight-complex="bold"/>
    </style:style>
    <style:style style:name="T39" style:family="text">
      <style:text-properties fo:font-weight="bold" officeooo:rsid="0010d15f" style:font-weight-asian="bold" style:font-weight-complex="bold"/>
    </style:style>
    <style:style style:name="T40" style:family="text">
      <style:text-properties fo:font-weight="bold" style:font-weight-asian="bold" style:font-name-complex="Tahoma" style:font-weight-complex="bold"/>
    </style:style>
    <style:style style:name="T41" style:family="text">
      <style:text-properties officeooo:rsid="005508df"/>
    </style:style>
    <style:style style:name="T42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3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4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5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6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71f209" style:font-name-asian="Calibri" style:font-weight-asian="bold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style:font-name="Tahoma" fo:font-size="18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66" style:family="text">
      <style:text-properties style:font-name-complex="Tahoma"/>
    </style:style>
    <style:style style:name="T67" style:family="text">
      <style:text-properties fo:language="en" fo:country="US"/>
    </style:style>
    <style:style style:name="T68" style:family="text">
      <style:text-properties officeooo:rsid="00691cfa"/>
    </style:style>
    <style:style style:name="T69" style:family="text">
      <style:text-properties style:font-name="Tahoma" fo:font-size="18pt" fo:language="ru" fo:country="RU" style:font-name-asian="Wingdings" style:font-size-asian="18pt" style:font-size-complex="18pt"/>
    </style:style>
    <style:style style:name="T70" style:family="text">
      <style:text-properties style:font-name="Tahoma" fo:font-size="18pt" fo:language="ru" fo:country="RU" officeooo:rsid="006cae7d" style:font-name-asian="Wingdings" style:font-size-asian="18pt" style:font-size-complex="18pt"/>
    </style:style>
    <style:style style:name="T71" style:family="text">
      <style:text-properties style:font-name="Tahoma" fo:font-size="18pt" fo:language="ru" fo:country="RU" officeooo:rsid="006df37b" style:font-name-asian="Wingdings" style:font-size-asian="18pt" style:font-size-complex="18pt"/>
    </style:style>
    <style:style style:name="T72" style:family="text">
      <style:text-properties style:font-name="Tahoma" fo:font-size="18pt" fo:language="en" fo:country="US" style:font-name-asian="Wingdings" style:font-size-asian="18pt" style:font-size-complex="18pt"/>
    </style:style>
    <style:style style:name="T73" style:family="text">
      <style:text-properties style:font-name="Tahoma" fo:font-size="18pt" fo:language="en" fo:country="US" officeooo:rsid="006cae7d" style:font-name-asian="Wingdings" style:font-size-asian="18pt" style:font-size-complex="18pt"/>
    </style:style>
    <style:style style:name="T74" style:family="text">
      <style:text-properties officeooo:rsid="0071f2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Текст презентации.</text:h>
      <text:h text:style-name="P17" text:outline-level="1">Слайд <text:span text:style-name="T14">2</text:span>.</text:h>
      <text:p text:style-name="P3"><text:span text:style-name="T40">ЗДРАВСТВУЙТЕ, МЕНЯ ЗОВУТ ВЛАД, </text:span><text:span text:style-name="T66">и я участник студии КрашПро по программированию на языке Си.</text:span></text:p>
      <text:p text:style-name="P5">В <text:span text:style-name="T14">ходе</text:span> обучения я <text:span text:style-name="T35">НАПИСАЛ ПРОГРАММУ «</text:span><text:span text:style-name="T36">CAPTURE THE SAUSAGE</text:span><text:span text:style-name="T35">», </text:span>о которой и хочу вам рассказать в своей презентации.</text:p>
      <text:h text:style-name="P18" text:outline-level="1">Слайд 3.</text:h>
      <text:p text:style-name="P4"><text:span text:style-name="T35">ЦЕЛЬ НАШИХ ЗАНЯТИЙ В СТУДИИ </text:span>сост<text:span text:style-name="T41">ояла</text:span> в том, чтобы познакомится и <text:span text:style-name="T35">ИЗУЧИТЬ ЯЗЫК ПРОГРАММИРОВАНИЯ СИ</text:span> и научится использовать его для <text:span text:style-name="T35">СОЗДАНИЯ </text:span>различных компьютерны<text:span text:style-name="T74">х</text:span> <text:span text:style-name="T35">ПРОГРАММ.</text:span></text:p>
      <text:p text:style-name="P4"><text:span text:style-name="T35">В </text:span><text:span text:style-name="T37">ХОДЕ</text:span><text:span text:style-name="T35"> ОБУЧЕНИЯ</text:span> <text:span text:style-name="T15">мы </text:span><text:span text:style-name="T38">РАЗРАБАТЫВАЛИ</text:span><text:span text:style-name="T35"> КОМПЬЮТЕРНУЮ ИГРУ,</text:span> <text:span text:style-name="T15">что и </text:span><text:span text:style-name="T42">СТАЛО </text:span><text:span text:style-name="T38">ЦЕЛЬЮ МОЕЙ РАБОТЫ</text:span><text:span text:style-name="T35">. </text:span>Мне <text:span text:style-name="T16">это </text:span>понравил<text:span text:style-name="T16">ось</text:span>, и я при первой возможности приступил к созданию кода на языке Си.</text:p>
      <text:p text:style-name="P4">В ходе <text:span text:style-name="T17">работы</text:span> <text:span text:style-name="T35">НЕОБХОДИМО БЫЛО СОЗДАТЬ СЮЖЕТ</text:span> игры, найти и <text:span text:style-name="T35">ПОДГОТОВИТЬ КАРТИНКИ</text:span> <text:span text:style-name="T18">с героями</text:span>, <text:span text:style-name="T35">РАЗРАБОТАТЬ АРХИТЕКТУРУ</text:span> программы и <text:span text:style-name="T35">РЕАЛИЗОВАТЬ ПРОДОЛЖЕНИЕ ИГРЫ</text:span> (2 уровень).</text:p>
      <text:h text:style-name="P18" text:outline-level="1">Слайд 4.</text:h>
      <text:p text:style-name="P4"><text:span text:style-name="T39">С</text:span><text:span text:style-name="T35">ЮЖЕТ </text:span>игры заключается в том, что <text:span text:style-name="T43">главны</text:span><text:span text:style-name="T58">й</text:span><text:span text:style-name="T43"> персонаж передвига</text:span><text:span text:style-name="T44">е</text:span><text:span text:style-name="T43">тся</text:span> по полю, <text:span text:style-name="T43">убегая от </text:span><text:soft-page-break/><text:span text:style-name="T43">врагов</text:span> и пытаясь <text:span text:style-name="T43">добраться до приза</text:span> за определенное <text:span text:style-name="T43">врем</text:span><text:span text:style-name="T45">я</text:span><text:span text:style-name="T43">.</text:span></text:p>
      <text:p text:style-name="P11"><text:span text:style-name="T3">В моей игре </text:span><text:span text:style-name="T59">главным героем</text:span><text:span text:style-name="T3"> является кошка. </text:span><text:span text:style-name="T59">Враги</text:span><text:span text:style-name="T3"> – это собаки, одна из которых бегает за </text:span><text:span text:style-name="T4">ней</text:span><text:span text:style-name="T3">, а </text:span><text:span text:style-name="T59">вторая – слишком ленивая</text:span><text:span text:style-name="T3"> и бегает хаотично, просто по полю. </text:span><text:span text:style-name="T9"></text:span></text:p>
      <text:p text:style-name="P6"><text:span text:style-name="T43">Главный приз</text:span> – <text:span text:style-name="T19">это </text:span>колбаса.</text:p>
      <text:p text:style-name="P6">Главный персонаж <text:span text:style-name="T43">управляется клавишами клавиатуры.</text:span></text:p>
      <text:p text:style-name="P6">На экране мы можем увидеть <text:span text:style-name="T43">текущее время игры.</text:span></text:p>
      <text:p text:style-name="P6">Игра <text:span text:style-name="T43">заканчивается, </text:span>когда одна из собак догоняет кошку. А <text:span text:style-name="T43">переход на следующий уровень</text:span> происходит при касании приза (колбасы).</text:p>
      <text:h text:style-name="P19" text:outline-level="1">Слайд 5.</text:h>
      <text:p text:style-name="P12"><text:span text:style-name="T59">Второй уровень</text:span><text:span text:style-name="T10"> переносит нас </text:span><text:span text:style-name="T59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60">Но</text:span><text:span text:style-name="T59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16"><text:span text:style-name="T43">Второй уровень реализуется в программе теми же функциями, </text:span>что и первый. <text:span text:style-name="T20">Это позволяет добавлять уровни и дальше по мере необходимости.</text:span></text:p>
      <text:h text:style-name="P21" text:outline-level="1">Слайд 6.</text:h>
      <text:p text:style-name="P6">Прежде чем начать разрабатывать игру, мне было необходимо <text:span text:style-name="T46">продумать ее</text:span><text:span text:style-name="T43"> архитектуру. </text:span><text:span text:style-name="T21">С </text:span><text:soft-page-break/><text:span text:style-name="T21">проектами с </text:span><text:span text:style-name="T47">плохой </text:span><text:span text:style-name="T21">архитектурой </text:span><text:span text:style-name="T47">легко работать вначале, </text:span><text:span text:style-name="T21">но потом все </text:span><text:span text:style-name="T47">тяжелее </text:span><text:span text:style-name="T21">и тяжелее и в конце можно </text:span><text:span text:style-name="T47">упереться в тупик</text:span><text:span text:style-name="T43">.</text:span> <text:span text:style-name="T22">Например, если бы я писал всю игру в </text:span><text:span text:style-name="T48">одной функции</text:span><text:span text:style-name="T22"> , то я бы легко сделал движение одного объекта, но не нескольких и тем более </text:span><text:span text:style-name="T48">не смог бы сделать несколько уровней.</text:span></text:p>
      <text:p text:style-name="P7">Архитектура построена по <text:span text:style-name="T43">принципу «разделяй и властвуй»,</text:span> <text:span text:style-name="T43">код разделен на функции, </text:span>их <text:span text:style-name="T43">взаимодействие</text:span> идет через <text:span text:style-name="T43">параметры.</text:span></text:p>
      <text:p text:style-name="P6">Таким образом мы имеем <text:span text:style-name="T43">понятную структуру </text:span>и возможность приступить сразу к написанию программы, не возвращаясь лишний раз к деталям сюжета.</text:p>
      <text:p text:style-name="P6"><text:span text:style-name="T23">Здесь представлена</text:span> <text:span text:style-name="T43">главн</text:span><text:span text:style-name="T49">ая</text:span><text:span text:style-name="T43"> функци</text:span><text:span text:style-name="T49">я</text:span><text:span text:style-name="T43">, </text:span>сразу за ней - <text:span text:style-name="T43">игровой цикл.</text:span> В <text:span text:style-name="T24">нем</text:span> содержатся команды и функции, отвечающие непосредственно за работу игры.</text:p>
      <text:p text:style-name="P6">- <text:span text:style-name="T43">Logic </text:span>отвечает за притяжения героя к герою; </text:p>
      <text:p text:style-name="P6">- <text:span text:style-name="T43">Physics</text:span> отвечает за движение и отражения от стенок; </text:p>
      <text:p text:style-name="P6">- <text:span text:style-name="T43">Touching </text:span>отвечает за столкновение между героями; </text:p>
      <text:p text:style-name="P6">- <text:span text:style-name="T43">RenderScreen </text:span>отвечает за отрисовку сцены.</text:p>
      <text:h text:style-name="P19" text:outline-level="1">Слайд 7.</text:h>
      <text:p text:style-name="P6"><text:span text:style-name="T43">Столкновение</text:span> между героями <text:span text:style-name="T25">определяется</text:span> при помощи <text:span text:style-name="T43">теоремы Пифагора.</text:span> <text:span text:style-name="T26">Причем она здесь? Расстояние между героями — это катет </text:span><text:span text:style-name="T50">прямоугольного треугольника.</text:span><text:span text:style-name="T26"> Согласно </text:span><text:soft-page-break/><text:span text:style-name="T26">теореме Пифагора, квадрат его </text:span>гипотенуз<text:span text:style-name="T25">ы</text:span> <text:span text:style-name="T25">равен</text:span> сумм<text:span text:style-name="T25">е</text:span> квадратов катетов. <text:span text:style-name="T43">Чтобы определить столкновение </text:span>героев, надо <text:span text:style-name="T27">рассчитать </text:span><text:span text:style-name="T51">длину одного катета</text:span><text:span text:style-name="T27"> (</text:span>от CatY отнять DogY<text:span text:style-name="T27">)</text:span> <text:span text:style-name="T43">и </text:span><text:span text:style-name="T51">другого катета</text:span><text:span text:style-name="T27"> (</text:span>от CatX отнять DogX<text:span text:style-name="T27">)</text:span> и <text:span text:style-name="T28">взять от этого квадратный корень</text:span>. Если <text:span text:style-name="T28">его величина</text:span> <text:span text:style-name="T43">меньше </text:span><text:span text:style-name="T52">суммы размеров героев </text:span><text:span text:style-name="T28">(</text:span>rCat <text:span text:style-name="T29">плюс</text:span> rDog<text:span text:style-name="T29">)</text:span>, то произ<text:span text:style-name="T30">ошло</text:span> столкновение.</text:p>
      <text:h text:style-name="P19" text:outline-level="1">Слайд 8.</text:h>
      <text:p text:style-name="P13"><text:span text:style-name="T5">В игре </text:span><text:span text:style-name="T61">одна из собак постоянно следует за </text:span><text:span text:style-name="T62">кошкой,</text:span><text:span text:style-name="T6"> </text:span><text:span text:style-name="T7">то есть как бы </text:span><text:span text:style-name="T63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4">скоростью собаки, которая </text:span><text:span text:style-name="T59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59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h text:style-name="P19" text:outline-level="1">Слайд 9.</text:h>
      <text:p text:style-name="P1">Давайте перейдем к демонстрации программы.</text:p>
      <text:p text:style-name="P10">ДЕМО<text:span text:style-name="T33">НСТРАЦИЯ</text:span></text:p>
      <text:p text:style-name="P8"><text:span text:style-name="T34">Теперь </text:span><text:span text:style-name="T57">перейдем</text:span><text:span text:style-name="T34"> к демонстрации игры. </text:span><text:span text:style-name="T43">Давайт</text:span><text:span text:style-name="T56">е запустим программу</text:span><text:span text:style-name="T33"> и я </text:span><text:span text:style-name="T56">покажу её</text:span><text:span text:style-name="T33">.</text:span></text:p>
      <text:p text:style-name="P14">&lt;<text:span text:style-name="T2">запускаю программу </text:span>&gt; </text:p>
      <text:p text:style-name="P9"><text:soft-page-break/><text:span text:style-name="T43">На первом уровне, </text:span><text:span text:style-name="T67">c</text:span> <text:span text:style-name="T43">лева</text:span>, у нас <text:span text:style-name="T43">главный герой</text:span> (Кошка), с <text:span text:style-name="T43">право</text:span>, у нас <text:span text:style-name="T43">две собаки </text:span>и <text:span text:style-name="T43">приз</text:span><text:span text:style-name="T67"> (</text:span>Колбаса<text:span text:style-name="T67">). </text:span></text:p>
      <text:p text:style-name="P15">&lt;<text:span text:style-name="T1">пройти первый уровень, перейти на второй</text:span>&gt;</text:p>
      <text:p text:style-name="P2"/>
      <text:p text:style-name="P9"><text:span text:style-name="T43">На втором уровне,</text:span> у нас <text:span text:style-name="T43">тоже самое,</text:span> что и на первом. <text:span text:style-name="T68">Только все происходит </text:span><text:span text:style-name="T67"><text:s/></text:span><text:span text:style-name="T55">не в</text:span><text:span text:style-name="T68"> </text:span><text:span text:style-name="T55">лесу</text:span><text:span text:style-name="T68">, а в </text:span><text:span text:style-name="T55">горах Эверест</text:span></text:p>
      <text:p text:style-name="P15">&lt;<text:span text:style-name="T12">завершить программу </text:span><text:span text:style-name="T13">и открыть 10 слайд</text:span>&gt;</text:p>
      <text:p text:style-name="P9"/>
      <text:h text:style-name="P20" text:outline-level="1"><text:span text:style-name="T33">С</text:span>лайд 10.</text:h>
      <text:p text:style-name="P23"><text:span text:style-name="T69">Я </text:span><text:span text:style-name="T65">использовал</text:span><text:span text:style-name="T69"> </text:span><text:span text:style-name="T71">отличный</text:span><text:span text:style-name="T69"> </text:span><text:span text:style-name="T65">сервис GitHub</text:span><text:span text:style-name="T69">. Перед выходом из КрашПро</text:span><text:span text:style-name="T72">, </text:span><text:span text:style-name="T69">я </text:span><text:span text:style-name="T65">создавал комиты.</text:span><text:span text:style-name="T69"> Флешку, я использовал в начале работы в КрашПро, а потом меня </text:span><text:span text:style-name="T65">познакомили с <text:s/>это системой (GitHub).</text:span><text:span text:style-name="T69"> </text:span><text:span text:style-name="T70">С лева</text:span><text:span text:style-name="T73">, </text:span><text:span text:style-name="T70">у нас </text:span><text:span text:style-name="T65">комиты,</text:span><text:span text:style-name="T70"> которые я делал. С право</text:span><text:span text:style-name="T73">, </text:span><text:span text:style-name="T70">это моя </text:span><text:span text:style-name="T65">продолжительность работы с GitHub.</text:span></text:p>
      <text:h text:style-name="P19" text:outline-level="1">Слайд 11.</text:h>
      <text:p text:style-name="P6"><text:span text:style-name="T43">В результате выполнения проекта </text:span><text:span text:style-name="T53">я продумал</text:span><text:span text:style-name="T43"> сюжет, </text:span>состоящий из двух уровней, <text:span text:style-name="T43">дизайн </text:span><text:span text:style-name="T31">этих уровней, также я продумал</text:span> <text:span text:style-name="T43">архитектуру</text:span> и <text:span text:style-name="T31">собственно </text:span><text:span text:style-name="T54">р</text:span><text:span text:style-name="T43">еализова</text:span><text:span text:style-name="T54">л</text:span><text:span text:style-name="T43"> </text:span><text:span text:style-name="T54">компьютерную игру</text:span><text:span text:style-name="T31"> на</text:span> язык<text:span text:style-name="T31">е</text:span> Си.</text:p>
      <text:h text:style-name="P19" text:outline-level="1"><text:soft-page-break/>Слайд 12.</text:h>
      <text:p text:style-name="P1">Спасибо за внимание. <text:span text:style-name="T32">Я готов ответить на</text:span> Ва<text:span text:style-name="T32">ши</text:span> вопросы 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2T12:33:22.006000000</dc:date>
    <meta:editing-cycles>79</meta:editing-cycles>
    <meta:editing-duration>PT3H45M44S</meta:editing-duration>
    <meta:generator>LibreOffice/5.3.2.2$Windows_x86 LibreOffice_project/6cd4f1ef626f15116896b1d8e1398b56da0d0ee1</meta:generator>
    <meta:print-date>2017-04-21T21:30:06.957000000</meta:print-date>
    <meta:document-statistic meta:table-count="0" meta:image-count="0" meta:object-count="0" meta:page-count="6" meta:paragraph-count="46" meta:word-count="701" meta:character-count="4511" meta:non-whitespace-character-count="3844"/>
  </office:meta>
</office:document-meta>
</file>